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0.9618in"/>
    </style:style>
    <style:style style:name="Table1.B" style:family="table-column">
      <style:table-column-properties style:column-width="5.961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283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5" style:family="table-row">
      <style:table-row-properties style:min-row-height="4.1806in"/>
    </style:style>
    <style:style style:name="P1" style:family="paragraph" style:parent-style-name="Table_20_Contents"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text-properties style:font-name="Bitstream Charter" fo:font-size="12pt" style:font-size-asian="12pt" style:font-size-complex="12pt"/>
    </style:style>
    <style:style style:name="P3" style:family="paragraph" style:parent-style-name="Table_20_Contents">
      <style:text-properties style:font-name="Bitstream Charter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background-color="transparent">
        <style:background-image/>
      </style:paragraph-properties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Bitstream Charter" fo:font-size="12pt" style:font-size-asian="12pt" style:font-size-complex="12pt"/>
    </style:style>
    <style:style style:name="P7" style:family="paragraph" style:parent-style-name="Table_20_Contents" style:list-style-name="L1">
      <style:text-properties fo:font-variant="normal" fo:text-transform="none" fo:color="#222222" style:font-name="Bitstream Charter" fo:font-size="11pt" fo:letter-spacing="normal" fo:font-style="normal" fo:font-weight="normal" style:font-size-asian="11pt" style:font-size-complex="11pt"/>
    </style:style>
    <style:style style:name="P8" style:family="paragraph" style:parent-style-name="Table_20_Contents" style:list-style-name="L1">
      <style:text-properties fo:font-variant="normal" fo:text-transform="none" fo:color="#222222" style:font-name="Bitstream Charter" fo:font-size="12pt" fo:letter-spacing="normal" fo:font-style="normal" fo:font-weight="normal" style:font-size-asian="12pt" style:font-size-complex="12pt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inutes of Meeting </text:p>
      <text:p text:style-name="P6"><text:span text:style-name="T2">GMRT</text:span><text:span text:style-name="T2"><text:tab/></text:span><text:tab/><text:tab/><text:tab/><text:tab/><text:span text:style-name="T2">Minutes of Meeting</text:span></text:p>
      <text:p text:style-name="P6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Meeting</text:p>
          </table:table-cell>
          <table:table-cell table:style-name="Table1.B1" office:value-type="string">
            <text:p text:style-name="P1">Meeting related to In House CMS development</text:p>
          </table:table-cell>
        </table:table-row>
        <table:table-row table:style-name="Table1.2">
          <table:table-cell table:style-name="Table1.A2" office:value-type="string">
            <text:p text:style-name="P4">Held on</text:p>
          </table:table-cell>
          <table:table-cell table:style-name="Table1.B2" office:value-type="string">
            <text:p text:style-name="P3"><text:s/>19<text:span text:style-name="T1">Th</text:span> MAY<text:span text:style-name="T3"> 2015 Time : 3.00 PM to 4.30 PM <text:s/>GMRT conference <text:s/>room</text:span></text:p>
          </table:table-cell>
        </table:table-row>
        <table:table-row>
          <table:table-cell table:style-name="Table1.A2" office:value-type="string">
            <text:p text:style-name="P4">Attendees</text:p>
          </table:table-cell>
          <table:table-cell table:style-name="Table1.B2" office:value-type="string">
            <text:p text:style-name="P1">NGK, SN,CPK DBB,SNK, RRU </text:p>
          </table:table-cell>
        </table:table-row>
        <table:table-row>
          <table:table-cell table:style-name="Table1.A4" office:value-type="string">
            <text:p text:style-name="P4">Agenda</text:p>
          </table:table-cell>
          <table:table-cell table:style-name="Table1.B2" office:value-type="string">
            <text:p text:style-name="P1">In House CMS development </text:p>
          </table:table-cell>
        </table:table-row>
        <table:table-row table:style-name="Table1.5">
          <table:table-cell table:style-name="Table1.A4" office:value-type="string">
            <text:p text:style-name="P4">Highlights</text:p>
            <text:p text:style-name="P4">and items</text:p>
            <text:p text:style-name="P4">discussed </text:p>
          </table:table-cell>
          <table:table-cell table:style-name="Table1.B2" office:value-type="string">
            <text:p text:style-name="P2"><text:s text:c="9"/></text:p>
            <text:list xml:id="list1994986071" text:style-name="L1">
              <text:list-item>
                <text:p text:style-name="P7">CPK updated about the RFI connector cost required for switch &amp; MCM card box.</text:p>
                <text:p text:style-name="P7"># NGK asked to put indent for 3 desktop machine which can be used for Online_v2 development.</text:p>
                <text:p text:style-name="P7"/>
              </text:list-item>
              <text:list-item>
                <text:p text:style-name="P7">Technical Report :</text:p>
                <text:p text:style-name="P7"><text:s/>DB has started writing report =&gt; 1<text:span text:style-name="T1">st</text:span> draft be ready by 2<text:span text:style-name="T1">nd</text:span> June 2015</text:p>
                <text:p text:style-name="P7"><text:s/>CPK finished 1<text:span text:style-name="T1">st</text:span> level draft <text:s text:c="4"/>=&gt; <text:s/>Complete by 2<text:span text:style-name="T1">nd</text:span> June 2015.</text:p>
                <text:p text:style-name="P7"><text:s/>SNK &amp; RRU already sent, NGK will review.</text:p>
                <text:p text:style-name="P7"><text:s/>SSS =&gt; To write Online_v2 &amp; white-slot report.</text:p>
                <text:p text:style-name="P7"><text:s/></text:p>
              </text:list-item>
              <text:list-item>
                <text:p text:style-name="P7">NGK suggested SNK that absentee observation tools be closed. </text:p>
                <text:p text:style-name="P7"/>
              </text:list-item>
              <text:list-item>
                <text:p text:style-name="P7">TO DO JOBS : </text:p>
                <text:p text:style-name="P7">1. NOVAS Library interfacing with Online_v2 software =&gt; 2<text:span text:style-name="T1">nd</text:span> June 2015.</text:p>
                <text:p text:style-name="P7">2. FULL QT GUI </text:p>
                <text:p text:style-name="P7">3. Python GUI </text:p>
                <text:p text:style-name="P7">4. Database framework</text:p>
                <text:p text:style-name="P7">5. NOVAS in observation tools.</text:p>
                <text:p text:style-name="P7">6. Interfacing shared memory with Python Environment.</text:p>
                <text:p text:style-name="P7">7. Shared memory structure =&gt; 15 June 2015</text:p>
                <text:p text:style-name="P7">8. Running command file from python environment</text:p>
                <text:p text:style-name="P7">9.30 antennae tracking algorithm.</text:p>
                <text:p text:style-name="P7"/>
                <text:p text:style-name="P7"/>
                <text:p text:style-name="P8"/>
              </text:list-item>
            </text:list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2-08-07T13:33:14</meta:creation-date>
    <dc:date>2015-05-19T17:15:20</dc:date>
    <dc:creator>teleset </dc:creator>
    <meta:editing-duration>P2DT18H2M11S</meta:editing-duration>
    <meta:editing-cycles>661</meta:editing-cycles>
    <meta:generator>LibreOffice/3.4$Linux LibreOffice_project/340m1$Build-602</meta:generator>
    <meta:document-statistic meta:table-count="1" meta:image-count="0" meta:object-count="0" meta:page-count="1" meta:paragraph-count="34" meta:word-count="203" meta:character-count="1096" meta:non-whitespace-character-count="908"/>
  </office:meta>
</office:document-meta>
</file>